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90774AF8A7.png" manifest:media-type="image/png"/>
  <manifest:file-entry manifest:full-path="Pictures/10000001000005210000010036BB230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number:date-style style:name="C129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2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7.7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0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6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72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33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1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 loext:decorative="false"/>
    </style:style>
    <style:style style:name="gr13" style:family="graphic" style:parent-style-name="standard">
      <style:graphic-properties draw:stroke="solid" svg:stroke-width="0.052cm" svg:stroke-color="#3465a4" draw:stroke-linejoin="round" svg:stroke-linecap="butt" draw:fill="none" fo:padding-top="0.026cm" fo:padding-bottom="0.026cm" fo:padding-left="0.026cm" fo:padding-right="0.026cm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5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none" draw:fill="solid" draw:fill-color="#0000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8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13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8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5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fo:border="none" loext:decorative="false"/>
    </style:style>
    <style:style style:name="gr23" style:family="graphic" style:parent-style-name="objectwithoutfill">
      <style:graphic-properties fo:border="none" loext:decorative="false"/>
    </style:style>
    <style:style style:name="gr24" style:family="graphic" style:parent-style-name="standard" style:data-style-name="C129">
      <style:graphic-properties fo:border="none" loext:decorative="false"/>
    </style:style>
    <style:style style:name="gr25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loext:opacity="100%" style:font-name="DejaVu Sans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T2" style:family="text">
      <style:text-properties fo:color="#000000" loext:opacity="100%"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colposcopy exam" form:apply-filter="true" form:method="post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atientLast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FirstName" form:control-implementation="ooo:com.sun.star.form.component.TextField" xml:id="control2" form:id="control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atientAg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date form:name="lastMenstrualPeriod" form:control-implementation="ooo:com.sun.star.form.component.DateField" xml:id="control4" form:id="control4" form:min-value="1800-01-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date form:name="examinationDate" form:control-implementation="ooo:com.sun.star.form.component.DateField" xml:id="control5" form:id="control5" form:min-value="1800-01-01" form:input-required="fals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Date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date>
            <form:text form:name="treatingDoctor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parity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medicalHistory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indication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conclusion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actionPlan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19.003cm" svg:height="3.749cm" svg:x="1cm" svg:y="1.011cm">
          <draw:image xlink:href="Pictures/10000001000005210000010036BB230C.png" xlink:type="simple" xlink:show="embed" xlink:actuate="onLoad" draw:mime-type="image/png">
            <text:p/>
          </draw:image>
        </draw:frame>
        <draw:frame draw:style-name="gr2" draw:text-style-name="P3" draw:layer="layout" svg:width="1.788cm" svg:height="0.412cm" svg:x="8.453cm" svg:y="5.237cm">
          <draw:text-box>
            <text:p text:style-name="P2"><text:span text:style-name="T1">Prénom: </text:span></text:p>
          </draw:text-box>
        </draw:frame>
        <draw:frame draw:style-name="gr3" draw:text-style-name="P3" draw:layer="layout" svg:width="1.026cm" svg:height="0.412cm" svg:x="16.42cm" svg:y="5.219cm">
          <draw:text-box>
            <text:p text:style-name="P2"><text:span text:style-name="T1">Âge: </text:span></text:p>
          </draw:text-box>
        </draw:frame>
        <draw:frame draw:style-name="gr4" draw:text-style-name="P3" draw:layer="layout" svg:width="1.166cm" svg:height="0.412cm" svg:x="1.278cm" svg:y="5.279cm">
          <draw:text-box>
            <text:p text:style-name="P2"><text:span text:style-name="T1">Nom: </text:span></text:p>
          </draw:text-box>
        </draw:frame>
        <draw:frame draw:style-name="gr5" draw:text-style-name="P4" draw:layer="layout" svg:width="7.753cm" svg:height="0.615cm" svg:x="6.248cm" svg:y="5.994cm">
          <draw:text-box>
            <text:p text:style-name="P2"><text:span text:style-name="T2">EXAMEN COLPOSCOPIQUE</text:span></text:p>
          </draw:text-box>
        </draw:frame>
        <draw:frame draw:style-name="gr6" draw:text-style-name="P5" draw:layer="layout" svg:width="1.102cm" svg:height="0.412cm" svg:x="16.408cm" svg:y="6.348cm">
          <draw:text-box>
            <text:p text:style-name="P2"><text:span text:style-name="T1">DDR:</text:span></text:p>
          </draw:text-box>
        </draw:frame>
        <draw:frame draw:style-name="gr7" draw:text-style-name="P3" draw:layer="layout" svg:width="3.562cm" svg:height="0.412cm" svg:x="1.27cm" svg:y="7.262cm">
          <draw:text-box>
            <text:p text:style-name="P2"><text:span text:style-name="T1">Médecin traitant: </text:span></text:p>
          </draw:text-box>
        </draw:frame>
        <draw:frame draw:style-name="gr8" draw:text-style-name="P5" draw:layer="layout" svg:width="0.726cm" svg:height="0.412cm" svg:x="16.431cm" svg:y="7.262cm">
          <draw:text-box>
            <text:p text:style-name="P2"><text:span text:style-name="T1">Le: </text:span></text:p>
          </draw:text-box>
        </draw:frame>
        <draw:frame draw:style-name="gr9" draw:text-style-name="P3" draw:layer="layout" svg:width="1.336cm" svg:height="0.412cm" svg:x="1.27cm" svg:y="8.214cm">
          <draw:text-box>
            <text:p text:style-name="P2"><text:span text:style-name="T1">Parité:</text:span></text:p>
          </draw:text-box>
        </draw:frame>
        <draw:frame draw:style-name="gr10" draw:text-style-name="P3" draw:layer="layout" svg:width="2.631cm" svg:height="0.412cm" svg:x="1.27cm" svg:y="9.124cm">
          <draw:text-box>
            <text:p text:style-name="P2"><text:span text:style-name="T1">Antécédents:</text:span></text:p>
          </draw:text-box>
        </draw:frame>
        <draw:frame draw:style-name="gr11" draw:text-style-name="P3" draw:layer="layout" svg:width="2.119cm" svg:height="0.412cm" svg:x="1.297cm" svg:y="10.517cm">
          <draw:text-box>
            <text:p text:style-name="P2"><text:span text:style-name="T1">Indication:</text:span></text:p>
          </draw:text-box>
        </draw:frame>
        <draw:line draw:style-name="gr12" draw:text-style-name="P1" draw:layer="layout" svg:x1="0.32cm" svg:y1="12.648cm" svg:x2="20.64cm" svg:y2="12.648cm">
          <text:p/>
        </draw:line>
        <draw:line draw:style-name="gr13" draw:text-style-name="P1" draw:layer="layout" svg:x1="10.171cm" svg:y1="12.68cm" svg:x2="10.186cm" svg:y2="26.042cm">
          <text:p/>
        </draw:line>
        <draw:frame draw:style-name="gr14" draw:text-style-name="P3" draw:layer="layout" svg:width="2.127cm" svg:height="0.412cm" svg:x="1.216cm" svg:y="13.095cm">
          <draw:text-box>
            <text:p text:style-name="P2"><text:span text:style-name="T1">Sans Prep.</text:span></text:p>
          </draw:text-box>
        </draw:frame>
        <draw:frame draw:style-name="gr15" draw:text-style-name="P3" draw:layer="layout" svg:width="1.755cm" svg:height="0.412cm" svg:x="10.623cm" svg:y="13.095cm">
          <draw:text-box>
            <text:p text:style-name="P2"><text:span text:style-name="T1">Ac. Acet.</text:span></text:p>
          </draw:text-box>
        </draw:frame>
        <draw:line draw:style-name="gr16" draw:text-style-name="P1" draw:layer="layout" svg:x1="1.215cm" svg:y1="13.436cm" svg:x2="3.339cm" svg:y2="13.436cm">
          <text:p/>
        </draw:line>
        <draw:path draw:style-name="gr13" draw:text-style-name="P1" draw:layer="layout" svg:width="6.033cm" svg:height="5.715cm" svg:x="2.542cm" svg:y="13.283cm" svg:viewBox="0 0 6034 5716" svg:d="M6034 2858c0 503-139 996-404 1429-265 435-646 796-1103 1047-459 251-979 382-1509 382-529 0-1049-131-1509-382-457-251-838-612-1105-1047-265-433-404-926-404-1429 0-502 139-995 404-1428 267-435 648-796 1105-1047 460-251 980-383 1509-383 530 0 1050 132 1509 383 457 251 838 612 1103 1047 265 433 404 926 404 1428z">
          <text:p/>
        </draw:path>
        <draw:line draw:style-name="gr16" draw:text-style-name="P1" draw:layer="layout" svg:x1="10.622cm" svg:y1="13.436cm" svg:x2="12.372cm" svg:y2="13.436cm">
          <text:p/>
        </draw:line>
        <draw:path draw:style-name="gr17" draw:text-style-name="P6" draw:layer="layout" svg:width="1.586cm" svg:height="0.788cm" svg:x="4.727cm" svg:y="15.759cm" svg:viewBox="0 0 1587 789" svg:d="M1568 349c-14-14-350-349-775-349s-762 335-776 349c-23 24-23 65 0 90 14 15 351 350 776 350s761-335 775-349c25-26 25-67 0-91zM793 738c-303 11-647-229-722-347 33-105 410-337 719-342 295-5 657 223 726 348-67 126-425 332-723 341z">
          <text:p/>
        </draw:path>
        <draw:path draw:style-name="gr13" draw:text-style-name="P1" draw:layer="layout" svg:width="6.033cm" svg:height="5.715cm" svg:x="12.385cm" svg:y="13.283cm" svg:viewBox="0 0 6034 5716" svg:d="M6034 2858c0 503-139 996-404 1429-264 435-645 796-1103 1047-459 251-979 382-1509 382s-1050-131-1509-382c-458-251-839-612-1105-1047-265-433-404-926-404-1429 0-502 139-995 404-1428 266-435 647-796 1105-1047 459-251 979-383 1508-383 531 0 1051 132 1510 383 458 251 839 612 1103 1047 265 433 404 926 404 1428z">
          <text:p/>
        </draw:path>
        <draw:path draw:style-name="gr17" draw:text-style-name="P6" draw:layer="layout" svg:width="2.537cm" svg:height="1.262cm" svg:x="14.083cm" svg:y="15.433cm" svg:viewBox="0 0 2538 1263" svg:d="M2508 561c-22-23-561-561-1239-561-679 0-1218 538-1239 561-40 40-40 104 0 142 21 23 560 560 1239 560 678 0 1217-537 1239-560 40-38 40-102 0-142zM1269 1184c-484 15-1034-367-1155-559 53-162 656-536 1152-544 468-7 1048 356 1159 555-106 202-680 533-1156 548z">
          <text:p/>
        </draw:path>
        <draw:line draw:style-name="gr13" draw:text-style-name="P1" draw:layer="layout" svg:x1="14.367cm" svg:y1="16.051cm" svg:x2="16.34cm" svg:y2="16.068cm">
          <text:p/>
        </draw:line>
        <draw:line draw:style-name="gr12" draw:text-style-name="P1" draw:layer="layout" svg:x1="0.32cm" svg:y1="19.633cm" svg:x2="20.64cm" svg:y2="19.633cm">
          <text:p/>
        </draw:line>
        <draw:frame draw:style-name="gr18" draw:text-style-name="P3" draw:layer="layout" svg:width="1.086cm" svg:height="0.412cm" svg:x="1.22cm" svg:y="19.993cm">
          <draw:text-box>
            <text:p text:style-name="P2"><text:span text:style-name="T1">Lugol</text:span></text:p>
          </draw:text-box>
        </draw:frame>
        <draw:path draw:style-name="gr13" draw:text-style-name="P1" draw:layer="layout" svg:width="6.033cm" svg:height="5.715cm" svg:x="2.542cm" svg:y="19.95cm" svg:viewBox="0 0 6034 5716" svg:d="M6034 2859c0 502-139 995-404 1429-265 433-646 795-1103 1045-459 251-979 383-1509 383-529 0-1049-132-1509-383-457-250-838-612-1105-1045-265-434-404-927-404-1429s139-996 404-1429c267-434 648-796 1105-1046 460-251 980-384 1509-384 530 0 1050 133 1509 384 457 250 838 612 1103 1046 265 433 404 927 404 1429z">
          <text:p/>
        </draw:path>
        <draw:frame draw:style-name="gr19" draw:text-style-name="P3" draw:layer="layout" svg:width="1.132cm" svg:height="0.412cm" svg:x="10.448cm" svg:y="19.955cm">
          <draw:text-box>
            <text:p text:style-name="P2"><text:span text:style-name="T1">Vagin</text:span></text:p>
          </draw:text-box>
        </draw:frame>
        <draw:line draw:style-name="gr16" draw:text-style-name="P1" draw:layer="layout" svg:x1="10.448cm" svg:y1="20.297cm" svg:x2="11.577cm" svg:y2="20.297cm">
          <text:p/>
        </draw:line>
        <draw:line draw:style-name="gr16" draw:text-style-name="P1" draw:layer="layout" svg:x1="1.22cm" svg:y1="20.334cm" svg:x2="2.303cm" svg:y2="20.334cm">
          <text:p/>
        </draw:line>
        <draw:line draw:style-name="gr13" draw:text-style-name="P1" draw:layer="layout" svg:x1="14.017cm" svg:y1="21.9cm" svg:x2="11.447cm" svg:y2="19.803cm">
          <text:p/>
        </draw:line>
        <draw:line draw:style-name="gr13" draw:text-style-name="P1" draw:layer="layout" svg:x1="16.763cm" svg:y1="21.91cm" svg:x2="19.412cm" svg:y2="19.774cm">
          <text:p/>
        </draw:line>
        <draw:path draw:style-name="gr17" draw:text-style-name="P6" draw:layer="layout" svg:width="3.039cm" svg:height="1.51cm" svg:x="4.047cm" svg:y="22.017cm" svg:viewBox="0 0 3040 1511" svg:d="M3005 670c-26-27-670-670-1484-670s-1458 643-1485 670c-48 46-48 123 0 170 27 28 671 671 1485 671s1458-643 1484-671c47-46 47-124 0-170zM1521 1415c-580 18-1241-439-1386-668 66-196 789-643 1381-652 562-8 1258 427 1390 664-127 242-813 639-1385 656z">
          <text:p/>
        </draw:path>
        <draw:line draw:style-name="gr13" draw:text-style-name="P1" draw:layer="layout" svg:x1="4.583cm" svg:y1="22.756cm" svg:x2="6.558cm" svg:y2="22.771cm">
          <text:p/>
        </draw:line>
        <draw:line draw:style-name="gr13" draw:text-style-name="P1" draw:layer="layout" svg:x1="14.017cm" svg:y1="24.035cm" svg:x2="11.436cm" svg:y2="25.984cm">
          <text:p/>
        </draw:line>
        <draw:path draw:style-name="gr13" draw:text-style-name="P1" draw:layer="layout" svg:width="3.493cm" svg:height="3.493cm" svg:x="13.655cm" svg:y="21.222cm" svg:viewBox="0 0 3494 3494" svg:d="M3494 1746c0 308-81 609-234 874-153 266-373 487-638 640-266 153-569 234-875 234-307 0-607-81-873-234-265-153-487-374-640-640-153-265-234-566-234-874 0-307 81-608 234-873 153-266 375-486 640-639 266-153 566-234 872-234 307 0 610 81 876 234 265 153 485 373 638 639 153 265 234 566 234 873z">
          <text:p/>
        </draw:path>
        <draw:path draw:style-name="gr17" draw:text-style-name="P6" draw:layer="layout" svg:width="0.952cm" svg:height="0.473cm" svg:x="14.926cm" svg:y="22.73cm" svg:viewBox="0 0 953 474" svg:d="M941 212c-8-10-211-212-465-212-255 0-457 202-465 212-15 14-15 37 0 52 8 10 210 210 465 210 254 0 457-200 465-210 15-15 15-38 0-52zM476 445c-182 6-388-138-434-210 21-62 248-201 433-204 176-3 394 133 435 209-39 75-256 199-434 205z">
          <text:p/>
        </draw:path>
        <draw:line draw:style-name="gr13" draw:text-style-name="P1" draw:layer="layout" svg:x1="16.763cm" svg:y1="24.026cm" svg:x2="19.394cm" svg:y2="25.984cm">
          <text:p/>
        </draw:line>
        <draw:line draw:style-name="gr12" draw:text-style-name="P1" draw:layer="layout" svg:x1="0.254cm" svg:y1="26.028cm" svg:x2="20.575cm" svg:y2="26.028cm">
          <text:p/>
        </draw:line>
        <draw:line draw:style-name="gr13" draw:text-style-name="P1" draw:layer="layout" svg:x1="10.185cm" svg:y1="26.167cm" svg:x2="10.185cm" svg:y2="28.701cm">
          <text:p/>
        </draw:line>
        <draw:frame draw:style-name="gr20" draw:text-style-name="P3" draw:layer="layout" svg:width="2.288cm" svg:height="0.412cm" svg:x="1.208cm" svg:y="26.231cm">
          <draw:text-box>
            <text:p text:style-name="P2"><text:span text:style-name="T1">Conclusion:</text:span></text:p>
          </draw:text-box>
        </draw:frame>
        <draw:frame draw:style-name="gr21" draw:text-style-name="P3" draw:layer="layout" svg:width="3.351cm" svg:height="0.412cm" svg:x="10.54cm" svg:y="26.145cm">
          <draw:text-box>
            <text:p text:style-name="P2"><text:span text:style-name="T1">Conduite à tenir:</text:span></text:p>
          </draw:text-box>
        </draw:frame>
        <draw:control draw:style-name="gr22" draw:text-style-name="P7" draw:layer="controls" svg:width="5.462cm" svg:height="0.624cm" svg:x="2.551cm" svg:y="5.14cm" draw:control="control1"/>
        <draw:control draw:style-name="gr23" draw:text-style-name="P7" draw:layer="controls" svg:width="5.773cm" svg:height="0.624cm" svg:x="10.47cm" svg:y="5.159cm" draw:control="control2"/>
        <draw:control draw:style-name="gr23" draw:text-style-name="P7" draw:layer="controls" svg:width="2.749cm" svg:height="0.624cm" svg:x="17.609cm" svg:y="5.104cm" draw:control="control3"/>
        <draw:control draw:style-name="gr24" draw:text-style-name="P8" draw:layer="controls" svg:width="3.215cm" svg:height="0.625cm" svg:x="17.547cm" svg:y="6.247cm" draw:control="control4"/>
        <draw:control draw:style-name="gr24" draw:text-style-name="P8" draw:layer="controls" svg:width="3.492cm" svg:height="0.625cm" svg:x="17.198cm" svg:y="7.093cm" draw:control="control5"/>
        <draw:control draw:style-name="gr23" draw:text-style-name="P7" draw:layer="controls" svg:width="11.174cm" svg:height="0.624cm" svg:x="4.921cm" svg:y="7.143cm" draw:control="control6"/>
        <draw:control draw:style-name="gr23" draw:text-style-name="P7" draw:layer="controls" svg:width="17.55cm" svg:height="0.786cm" svg:x="2.826cm" svg:y="8.17cm" draw:control="control7"/>
        <draw:control draw:style-name="gr23" draw:text-style-name="P7" draw:layer="controls" svg:width="16.576cm" svg:height="1.345cm" svg:x="4.039cm" svg:y="8.999cm" draw:control="control8"/>
        <draw:control draw:style-name="gr23" draw:text-style-name="P7" draw:layer="controls" svg:width="16.812cm" svg:height="1.969cm" svg:x="3.638cm" svg:y="10.562cm" draw:control="control9"/>
        <draw:control draw:style-name="gr23" draw:text-style-name="P7" draw:layer="controls" svg:width="9.649cm" svg:height="2.095cm" svg:x="0.383cm" svg:y="26.606cm" draw:control="control10"/>
        <draw:control draw:style-name="gr23" draw:text-style-name="P7" draw:layer="controls" svg:width="10.182cm" svg:height="2.095cm" svg:x="10.415cm" svg:y="26.606cm" draw:control="control11"/>
      </draw:page>
      <draw:page draw:name="page2" draw:style-name="dp1" draw:master-page-name="master-page3">
        <office:forms form:automatic-focus="false" form:apply-design-mode="false"/>
        <draw:polygon draw:style-name="gr25" draw:text-style-name="P9" draw:layer="layout" svg:width="21.004cm" svg:height="29.7cm" svg:x="0cm" svg:y="0cm" svg:viewBox="0 0 21005 29701" draw:points="0,0 21005,0 21005,29701 0,29701">
          <text:p/>
        </draw:polygon>
        <draw:frame draw:style-name="gr1" draw:text-style-name="P1" draw:layer="layout" svg:width="21.004cm" svg:height="16.406cm" svg:x="0cm" svg:y="-0.001cm">
          <draw:image xlink:href="Pictures/100000010000020000000190774AF8A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withoutfill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4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7T15:57:19.583633022</dc:date>
    <meta:editing-duration>PT43M9S</meta:editing-duration>
    <meta:editing-cycles>11</meta:editing-cycles>
    <meta:generator>LibreOffice/24.2.7.2$Linux_X86_64 LibreOffice_project/420$Build-2</meta:generator>
    <meta:print-date>2025-06-07T15:17:36.404895169</meta:print-date>
    <meta:printed-by>PDF files</meta:printed-by>
    <meta:document-statistic meta:object-count="53"/>
  </office:meta>
</office:document-meta>
</file>